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fo:language="uk" fo:country="UA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4pt" fo:language="uk" fo:country="UA" officeooo:rsid="0011d9ce" officeooo:paragraph-rsid="0011d9ce" style:font-size-asian="12.25pt" style:font-size-complex="14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4pt" fo:language="uk" fo:country="UA" fo:font-weight="bold" officeooo:rsid="0011d9ce" officeooo:paragraph-rsid="0011d9ce" style:font-size-asian="12.25pt" style:font-weight-asian="bold" style:font-size-complex="14pt" style:font-weight-complex="bold"/>
    </style:style>
    <style:style style:name="P4" style:family="paragraph" style:parent-style-name="Text_20_body">
      <style:paragraph-properties fo:text-align="end" style:justify-single-word="false"/>
      <style:text-properties fo:font-weight="normal" officeooo:rsid="0016c39b" officeooo:paragraph-rsid="0016c39b" style:font-weight-asian="normal" style:font-weight-complex="normal"/>
    </style:style>
    <style:style style:name="P5" style:family="paragraph" style:parent-style-name="Text_20_body" style:master-page-name="">
      <loext:graphic-properties draw:fill="none"/>
      <style:paragraph-properties fo:margin-left="0cm" fo:margin-right="0cm" fo:margin-top="0cm" fo:margin-bottom="0.247cm" loext:contextual-spacing="false" fo:line-height="120%" fo:text-align="start" style:justify-single-word="false" fo:text-indent="1.199cm" style:auto-text-indent="false" style:page-number="auto"/>
      <style:text-properties officeooo:rsid="001b07e0" officeooo:paragraph-rsid="001b07e0"/>
    </style:style>
    <style:style style:name="P6" style:family="paragraph" style:parent-style-name="Contents_20_Heading">
      <style:paragraph-properties fo:break-before="page"/>
    </style:style>
    <style:style style:name="P7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9" style:family="paragraph" style:parent-style-name="Standard" style:master-page-name="First_20_Page">
      <style:paragraph-properties fo:text-align="center" style:justify-single-word="false" style:page-number="auto"/>
      <style:text-properties style:font-name="Times New Roman" fo:font-size="14pt" fo:language="uk" fo:country="UA" officeooo:rsid="0013e051" officeooo:paragraph-rsid="0013e051" style:font-size-asian="12.25pt" style:font-size-complex="14pt"/>
    </style:style>
    <style:style style:name="P10" style:family="paragraph" style:parent-style-name="Standard">
      <style:paragraph-properties fo:text-align="center" style:justify-single-word="false"/>
      <style:text-properties style:font-name="Times New Roman" fo:font-size="14pt" fo:language="uk" fo:country="UA" fo:font-weight="bold" officeooo:rsid="0011d9ce" officeooo:paragraph-rsid="0011d9ce" style:font-size-asian="12.25pt" style:font-weight-asian="bold" style:font-size-complex="14pt" style:font-weight-complex="bold"/>
    </style:style>
    <style:style style:name="P11" style:family="paragraph" style:parent-style-name="Standard">
      <loext:graphic-properties draw:fill="none"/>
      <style:paragraph-properties fo:margin-left="0cm" fo:margin-right="0cm" fo:margin-top="0cm" fo:margin-bottom="0.247cm" loext:contextual-spacing="false" fo:line-height="120%" fo:text-align="start" style:justify-single-word="false" fo:text-indent="1.199cm" style:auto-text-indent="false"/>
      <style:text-properties style:font-name="Times New Roman" officeooo:rsid="0029ec67" officeooo:paragraph-rsid="0029ec67"/>
    </style:style>
    <style:style style:name="P12" style:family="paragraph" style:parent-style-name="Text_20_body" style:list-style-name="">
      <style:text-properties style:font-name="Times New Roman" officeooo:rsid="0015358c" officeooo:paragraph-rsid="0016221a"/>
    </style:style>
    <style:style style:name="P13" style:family="paragraph" style:parent-style-name="Text_20_body">
      <style:text-properties style:font-name="Times New Roman" officeooo:rsid="001659b4" officeooo:paragraph-rsid="002443a2"/>
    </style:style>
    <style:style style:name="P14" style:family="paragraph" style:parent-style-name="Text_20_body">
      <style:text-properties style:font-name="Times New Roman" officeooo:rsid="001659b4" officeooo:paragraph-rsid="001659b4"/>
    </style:style>
    <style:style style:name="P15" style:family="paragraph" style:parent-style-name="Text_20_body">
      <style:text-properties style:font-name="Times New Roman" officeooo:rsid="002443a2" officeooo:paragraph-rsid="002443a2"/>
    </style:style>
    <style:style style:name="P16" style:family="paragraph" style:parent-style-name="Text_20_body" style:master-page-name="">
      <loext:graphic-properties draw:fill="none"/>
      <style:paragraph-properties fo:margin-left="0cm" fo:margin-right="0cm" fo:margin-top="0cm" fo:margin-bottom="0.247cm" loext:contextual-spacing="false" fo:line-height="120%" fo:text-align="start" style:justify-single-word="false" fo:text-indent="1.199cm" style:auto-text-indent="false" style:page-number="auto"/>
      <style:text-properties style:font-name="Times New Roman" officeooo:rsid="001a4cdc" officeooo:paragraph-rsid="001a4cdc"/>
    </style:style>
    <style:style style:name="P17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20%" fo:text-align="start" style:justify-single-word="false" fo:text-indent="1.199cm" style:auto-text-indent="false"/>
      <style:text-properties style:font-name="Times New Roman" officeooo:rsid="001a79a9" officeooo:paragraph-rsid="001a79a9"/>
    </style:style>
    <style:style style:name="P18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20%" fo:text-align="start" style:justify-single-word="false" fo:text-indent="1.199cm" style:auto-text-indent="false"/>
      <style:text-properties style:font-name="Times New Roman" officeooo:rsid="001c7717" officeooo:paragraph-rsid="001c7717"/>
    </style:style>
    <style:style style:name="P19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20%" fo:text-align="start" style:justify-single-word="false" fo:text-indent="1.199cm" style:auto-text-indent="false"/>
      <style:text-properties style:font-name="Times New Roman" officeooo:rsid="0029ec67" officeooo:paragraph-rsid="0029ec67"/>
    </style:style>
    <style:style style:name="P20" style:family="paragraph" style:parent-style-name="Text_20_body" style:master-page-name="">
      <loext:graphic-properties draw:fill="none"/>
      <style:paragraph-properties fo:margin-left="0cm" fo:margin-right="0cm" fo:margin-top="0cm" fo:margin-bottom="0.247cm" loext:contextual-spacing="false" fo:line-height="120%" fo:text-indent="1.199cm" style:auto-text-indent="false" style:page-number="auto"/>
      <style:text-properties officeooo:rsid="0022f4fb" officeooo:paragraph-rsid="0022f4fb"/>
    </style:style>
    <style:style style:name="P21" style:family="paragraph" style:parent-style-name="Text_20_body" style:master-page-name="">
      <loext:graphic-properties draw:fill="none"/>
      <style:paragraph-properties fo:margin-left="0cm" fo:margin-right="0cm" fo:margin-top="0cm" fo:margin-bottom="0.247cm" loext:contextual-spacing="false" fo:line-height="120%" fo:text-indent="1.199cm" style:auto-text-indent="false" style:page-number="auto"/>
      <style:text-properties style:font-name="Times New Roman" officeooo:rsid="0022f4fb" officeooo:paragraph-rsid="0022f4fb"/>
    </style:style>
    <style:style style:name="P22" style:family="paragraph" style:parent-style-name="Text_20_body" style:master-page-name="">
      <loext:graphic-properties draw:fill="none"/>
      <style:paragraph-properties fo:margin-left="0cm" fo:margin-right="0cm" fo:margin-top="0cm" fo:margin-bottom="0.247cm" loext:contextual-spacing="false" fo:line-height="120%" fo:text-indent="1.199cm" style:auto-text-indent="false" style:page-number="auto"/>
      <style:text-properties officeooo:rsid="0022f4fb" officeooo:paragraph-rsid="0022f4fb"/>
    </style:style>
    <style:style style:name="P23" style:family="paragraph" style:parent-style-name="Heading_20_1" style:list-style-name="">
      <style:text-properties style:font-name="Times New Roman" officeooo:rsid="0015358c" officeooo:paragraph-rsid="0016221a"/>
    </style:style>
    <style:style style:name="P24" style:family="paragraph" style:parent-style-name="Heading_20_1">
      <style:paragraph-properties fo:break-before="page"/>
      <style:text-properties officeooo:rsid="0016221a" officeooo:paragraph-rsid="0016221a"/>
    </style:style>
    <style:style style:name="P25" style:family="paragraph" style:parent-style-name="Heading_20_1">
      <style:paragraph-properties fo:break-before="page"/>
      <style:text-properties officeooo:rsid="001659b4" officeooo:paragraph-rsid="001659b4"/>
    </style:style>
    <style:style style:name="P26" style:family="paragraph" style:parent-style-name="Heading_20_1">
      <style:paragraph-properties fo:break-before="page"/>
      <style:text-properties style:font-name="Times New Roman" officeooo:rsid="001659b4" officeooo:paragraph-rsid="001659b4"/>
    </style:style>
    <style:style style:name="P27" style:family="paragraph" style:parent-style-name="Heading_20_2">
      <style:text-properties style:font-name="Times New Roman" officeooo:rsid="0021ab32" officeooo:paragraph-rsid="0021ab32"/>
    </style:style>
    <style:style style:name="P28" style:family="paragraph" style:parent-style-name="Heading_20_2">
      <style:text-properties style:font-name="Times New Roman" officeooo:rsid="0022f4fb" officeooo:paragraph-rsid="0022f4fb"/>
    </style:style>
    <style:style style:name="P29" style:family="paragraph" style:parent-style-name="Heading_20_2">
      <style:text-properties style:font-name="Times New Roman" officeooo:rsid="002443a2" officeooo:paragraph-rsid="002443a2"/>
    </style:style>
    <style:style style:name="P30" style:family="paragraph" style:parent-style-name="Heading_20_2">
      <style:text-properties officeooo:rsid="00269d6b" officeooo:paragraph-rsid="00269d6b"/>
    </style:style>
    <style:style style:name="P31" style:family="paragraph" style:parent-style-name="Heading_20_2">
      <style:text-properties officeooo:rsid="002443a2" officeooo:paragraph-rsid="002443a2"/>
    </style:style>
    <style:style style:name="T1" style:family="text">
      <style:text-properties style:font-name="Times New Roman"/>
    </style:style>
    <style:style style:name="T2" style:family="text">
      <style:text-properties style:font-name="Times New Roman" officeooo:rsid="0015358c"/>
    </style:style>
    <style:style style:name="T3" style:family="text">
      <style:text-properties style:font-name="Times New Roman" officeooo:rsid="00164e05"/>
    </style:style>
    <style:style style:name="T4" style:family="text">
      <style:text-properties style:font-name="Times New Roman" officeooo:rsid="001659b4"/>
    </style:style>
    <style:style style:name="T5" style:family="text">
      <style:text-properties style:font-name="Times New Roman" officeooo:rsid="001a4cdc"/>
    </style:style>
    <style:style style:name="T6" style:family="text">
      <style:text-properties style:font-name="Times New Roman" officeooo:rsid="001c7717"/>
    </style:style>
    <style:style style:name="T7" style:family="text">
      <style:text-properties style:font-name="Times New Roman" officeooo:rsid="001f893a"/>
    </style:style>
    <style:style style:name="T8" style:family="text">
      <style:text-properties style:font-name="Times New Roman" officeooo:rsid="0021ab32"/>
    </style:style>
    <style:style style:name="T9" style:family="text">
      <style:text-properties style:font-name="Times New Roman" officeooo:rsid="0022f4fb"/>
    </style:style>
    <style:style style:name="T10" style:family="text">
      <style:text-properties style:font-name="Times New Roman" fo:font-size="14pt" fo:language="uk" fo:country="UA" style:font-size-asian="12.25pt" style:font-size-complex="14pt"/>
    </style:style>
    <style:style style:name="T11" style:family="text">
      <style:text-properties style:font-name="Times New Roman" fo:font-size="14pt" fo:language="uk" fo:country="UA" officeooo:rsid="0011d9ce" style:font-size-asian="12.25pt" style:font-size-complex="14pt"/>
    </style:style>
    <style:style style:name="T12" style:family="text">
      <style:text-properties style:font-name="Times New Roman" fo:font-size="14pt" fo:language="uk" fo:country="UA" officeooo:rsid="001893c5" style:font-size-asian="12.25pt" style:font-size-complex="14pt"/>
    </style:style>
    <style:style style:name="T13" style:family="text">
      <style:text-properties officeooo:rsid="0029ec67"/>
    </style:style>
    <style:style style:name="T14" style:family="text">
      <style:text-properties fo:language="en" fo:country="US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Технічне завдання</text:p>
      <text:p text:style-name="P3">Гра “Монополія”</text:p>
      <text:p text:style-name="P3">Видання “South park”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text:span text:style-name="T11">В</text:span><text:span text:style-name="T10">иконав:</text:span></text:p>
      <text:p text:style-name="P4"><text:span text:style-name="T10">Скалецький Серг</text:span><text:span text:style-name="T12">ій</text:span></text:p>
      <text:h text:style-name="P23" text:outline-level="1"/>
      <text:table-of-content text:style-name="Sect1" text:protected="true" text:name="Table of Contents1">
        <text:table-of-content-source text:outline-level="7">
          <text:index-title-template text:style-name="Contents_20_Heading">Зміст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Contents_20_1"/>
          </text:index-source-styles>
          <text:index-source-styles text:outline-level="5">
            <text:index-source-style text:style-name="Contents_20_2"/>
          </text:index-source-styles>
          <text:index-source-styles text:outline-level="6">
            <text:index-source-style text:style-name="Contents_20_3"/>
          </text:index-source-styles>
        </text:table-of-content-source>
        <text:index-body>
          <text:index-title text:style-name="Sect1" text:name="Table of Contents1_Head">
            <text:p text:style-name="P6">Зміст</text:p>
          </text:index-title>
          <text:p text:style-name="P8"><text:a xlink:type="simple" xlink:href="#__RefHeading__299_947532825" text:style-name="Index_20_Link" text:visited-style-name="Index_20_Link">1. Опис проекту<text:tab/>3</text:a></text:p>
          <text:p text:style-name="P7"><text:a xlink:type="simple" xlink:href="#__RefHeading__562_947532825" text:style-name="Index_20_Link" text:visited-style-name="Index_20_Link">1.1 Назва проекту<text:tab/>3</text:a></text:p>
          <text:p text:style-name="P7"><text:a xlink:type="simple" xlink:href="#__RefHeading__564_947532825" text:style-name="Index_20_Link" text:visited-style-name="Index_20_Link">1.2 Опис проекту<text:tab/>3</text:a></text:p>
          <text:p text:style-name="P7"><text:a xlink:type="simple" xlink:href="#__RefHeading__1414_947532825" text:style-name="Index_20_Link" text:visited-style-name="Index_20_Link">1.3 Ціль проекту<text:tab/>3</text:a></text:p>
          <text:p text:style-name="P7"><text:a xlink:type="simple" xlink:href="#__RefHeading__1416_947532825" text:style-name="Index_20_Link" text:visited-style-name="Index_20_Link">1.4 Аудиторія користувача<text:tab/>3</text:a></text:p>
          <text:p text:style-name="P7"><text:a xlink:type="simple" xlink:href="#__RefHeading__1418_947532825" text:style-name="Index_20_Link" text:visited-style-name="Index_20_Link">1.5 Локалізація проекту<text:tab/>3</text:a></text:p>
          <text:p text:style-name="P8"><text:a xlink:type="simple" xlink:href="#__RefHeading__532_947532825" text:style-name="Index_20_Link" text:visited-style-name="Index_20_Link">2. Дизайн проекту<text:tab/>4</text:a></text:p>
          <text:p text:style-name="P7"><text:a xlink:type="simple" xlink:href="#__RefHeading__1448_947532825" text:style-name="Index_20_Link" text:visited-style-name="Index_20_Link">2.0 Концепція тематики<text:tab/>4</text:a></text:p>
          <text:p text:style-name="P7"><text:a xlink:type="simple" xlink:href="#__RefHeading__1428_947532825" text:style-name="Index_20_Link" text:visited-style-name="Index_20_Link">2.1 Головне меню гри<text:tab/>4</text:a></text:p>
          <text:p text:style-name="P7"><text:a xlink:type="simple" xlink:href="#__RefHeading__1430_947532825" text:style-name="Index_20_Link" text:visited-style-name="Index_20_Link">2.2 Головна сцена гри<text:tab/>4</text:a></text:p>
          <text:p text:style-name="P7"><text:a xlink:type="simple" xlink:href="#__RefHeading__1432_947532825" text:style-name="Index_20_Link" text:visited-style-name="Index_20_Link">2.3 Головні персонажі гри<text:tab/>4</text:a></text:p>
          <text:p text:style-name="P7"><text:a xlink:type="simple" xlink:href="#__RefHeading__1434_947532825" text:style-name="Index_20_Link" text:visited-style-name="Index_20_Link">2.4 Карти ділянок<text:tab/>4</text:a></text:p>
          <text:p text:style-name="P8"><text:a xlink:type="simple" xlink:href="#__RefHeading__534_947532825" text:style-name="Index_20_Link" text:visited-style-name="Index_20_Link">3. Функціональність проекту<text:tab/>5</text:a></text:p>
          <text:p text:style-name="P8"><text:a xlink:type="simple" xlink:href="#__RefHeading__536_947532825" text:style-name="Index_20_Link" text:visited-style-name="Index_20_Link">4. Додатково<text:tab/>6</text:a></text:p>
        </text:index-body>
      </text:table-of-content>
      <text:h text:style-name="P12" text:outline-level="1"/>
      <text:h text:style-name="P24" text:outline-level="1"><text:bookmark-start text:name="__RefHeading__299_947532825"/><text:span text:style-name="T2">1. </text:span><text:span text:style-name="T1">Опис проекту</text:span><text:bookmark-end text:name="__RefHeading__299_947532825"/></text:h>
      <text:h text:style-name="Heading_20_2" text:outline-level="2"><text:bookmark-start text:name="__RefHeading__562_947532825"/><text:span text:style-name="T7">1.1 </text:span><text:span text:style-name="T5">Назва проекту</text:span><text:bookmark-end text:name="__RefHeading__562_947532825"/></text:h>
      <text:p text:style-name="P16">На Українській мові - “Монополія: Видання South Park”.</text:p>
      <text:p text:style-name="P17">На Англійській мові - “Monopoly: South Park edition”.</text:p>
      <text:p text:style-name="P19">Проект не є комерційним, та носить суто навчальний і творчий характер.</text:p>
      <text:p text:style-name="P11"><text:span text:style-name="T14">The project is not commercial and is highly educational and imaginative.</text:span></text:p>
      <text:h text:style-name="Heading_20_2" text:outline-level="2"><text:bookmark-start text:name="__RefHeading__564_947532825"/><text:span text:style-name="T7">1.2</text:span><text:span text:style-name="T1"> Опис проекту</text:span><text:bookmark-end text:name="__RefHeading__564_947532825"/></text:h>
      <text:p text:style-name="P5"><text:span text:style-name="T1">Монополія — </text:span><text:span text:style-name="T6">класична економічна гра, в якій ви можете, купувати, арендувати та продавати свою властність. На початку гри учасники виставляють свої фішки(фігурки) на поле “Вперед”(GO), потім переміщують їх по ігровому полю, в залежності від випавшої на кубиках кількості очок. </text:span></text:p>
      <text:p text:style-name="P18">Якшо ви попадаєте на ділянку Нерухомості, яка ще поки що нікому не належить, то ви можете придбати цю Нерухомість у Банка. Якщо ви вирішуєте не купляти її, вона може бути куплена на Аукціоні іншому гравцю, який запропонував на неї найвищу ціну. Гравці, які маютб Нерухомість, можуть стягувати арендну плату з гравців, які попадають на їх ділянку. При будуванні Домівок та Готелів, Арендна плата Значно зростає, тому вам слід вести будівництво на якомога більшій кількості ділянок.</text:p>
      <text:p text:style-name="P18">Якшо ви потребуєте грошей, ви можете закласти вашу Нерухомість. В ході гри вам слід завжди виконувати вказівки, які написані на картках “Громадська Казна” та “Шанс”. Але не розслабляйтесь, в деяких випадках вас можуть посадити за грати.</text:p>
      <text:h text:style-name="P27" text:outline-level="2"><text:bookmark-start text:name="__RefHeading__1414_947532825"/>1.3 <text:s/>Ціль проекту<text:bookmark-end text:name="__RefHeading__1414_947532825"/></text:h>
      <text:p text:style-name="P20"><text:span text:style-name="T8">О</text:span><text:span text:style-name="T1">сновна ціль проекту — надати можливість гравцям відчути себе у ролі керівника організації з нерухомості.</text:span></text:p>
      <text:h text:style-name="P28" text:outline-level="2"><text:bookmark-start text:name="__RefHeading__1416_947532825"/>1.4 Аудиторія користувача<text:bookmark-end text:name="__RefHeading__1416_947532825"/></text:h>
      <text:p text:style-name="P21">Проект обмежує користувачів по віку(від 7 років), не обмежує по статі, національності, поглядами на життя. Кожна людина, яка досягла 7 років може відчути себе керівником організації з нерухомості, та в режимі гри керувати своєю імперією.</text:p>
      <text:h text:style-name="P28" text:outline-level="2"><text:bookmark-start text:name="__RefHeading__1418_947532825"/>1.5 Локалізація проекту<text:bookmark-end text:name="__RefHeading__1418_947532825"/></text:h>
      <text:p text:style-name="P20"><text:span text:style-name="T9">Г</text:span><text:span text:style-name="T1">ра передбачає єдину мову - Англійську</text:span></text:p>
      <text:h text:style-name="P25" text:outline-level="1"><text:bookmark-start text:name="__RefHeading__532_947532825"/><text:span text:style-name="T3">2. </text:span><text:span text:style-name="T1">Дизайн проекту</text:span><text:bookmark-end text:name="__RefHeading__532_947532825"/></text:h>
      <text:h text:style-name="P30" text:outline-level="2"><text:bookmark-start text:name="__RefHeading__1448_947532825"/><text:span text:style-name="T4">2.</text:span><text:span text:style-name="T1">0 Концепція тематики</text:span><text:bookmark-end text:name="__RefHeading__1448_947532825"/></text:h>
      <text:p text:style-name="P13"><text:tab/><text:span text:style-name="T13">Основна ідея тематики це стилістичне забарвлення гри під відомий мультиплікаційний <text:s/>серіал “Південний парк”. <text:s/>За основу візьметься оригінальний ресурс, який буде модифіковано та адаптовано для використання у грі. Також можливе використання інших додаткових інтернет-ресурсів. До них можуть входити відео,аудіо,зображення, та ін. види ресурсів.</text:span></text:p>
      <text:h text:style-name="P31" text:outline-level="2"><text:bookmark-start text:name="__RefHeading__1428_947532825"/><text:span text:style-name="T4">2.</text:span><text:span text:style-name="T1">1 Головне меню гри</text:span><text:bookmark-end text:name="__RefHeading__1428_947532825"/></text:h>
      <text:p text:style-name="P15"/>
      <text:h text:style-name="P29" text:outline-level="2"><text:bookmark-start text:name="__RefHeading__1430_947532825"/>2.2 Головна сцена гри<text:bookmark-end text:name="__RefHeading__1430_947532825"/></text:h>
      <text:p text:style-name="P15"/>
      <text:h text:style-name="P29" text:outline-level="2"><text:bookmark-start text:name="__RefHeading__1432_947532825"/>2.3 Головні персонажі гри<text:bookmark-end text:name="__RefHeading__1432_947532825"/></text:h>
      <text:p text:style-name="P15"/>
      <text:h text:style-name="P29" text:outline-level="2"><text:bookmark-start text:name="__RefHeading__1434_947532825"/>2.4 Карти ділянок<text:bookmark-end text:name="__RefHeading__1434_947532825"/></text:h>
      <text:p text:style-name="P15"/>
      <text:p text:style-name="P15"/>
      <text:h text:style-name="P26" text:outline-level="1"><text:bookmark-start text:name="__RefHeading__534_947532825"/>3. Функціональність проекту<text:bookmark-end text:name="__RefHeading__534_947532825"/></text:h>
      <text:p text:style-name="P14"/>
      <text:h text:style-name="P25" text:outline-level="1"><text:bookmark-start text:name="__RefHeading__536_947532825"/><text:span text:style-name="T4">4. </text:span><text:span text:style-name="T1">Додатково</text:span><text:bookmark-end text:name="__RefHeading__536_947532825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uk" fo:country="U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uk" fo:country="U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 fo:text-align="center" style:justify-single-word="false"/>
      <style:text-properties fo:font-size="115%" fo:font-weight="bold" officeooo:rsid="001b07e0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graphic-properties draw:fill-image-width="0cm" draw:fill-image-height="0cm"/>
      <style:paragraph-properties fo:margin-left="0.499cm" fo:margin-right="0cm" fo:text-indent="0cm" style:auto-text-indent="false" style:shadow="none">
        <style:tab-stops>
          <style:tab-stop style:position="16.501cm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language="uk" fo:country="UA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6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03T00:39:35.235481256</meta:creation-date>
    <dc:date>2015-05-03T17:19:39.594723540</dc:date>
    <meta:editing-duration>PT4H54M47S</meta:editing-duration>
    <meta:editing-cycles>23</meta:editing-cycles>
    <meta:generator>LibreOffice/4.4.1.2$Linux_x86 LibreOffice_project/45e2de17089c24a1fa810c8f975a7171ba4cd432</meta:generator>
    <meta:document-statistic meta:table-count="0" meta:image-count="0" meta:object-count="0" meta:page-count="6" meta:paragraph-count="46" meta:word-count="398" meta:character-count="2623" meta:non-whitespace-character-count="2264"/>
  </office:meta>
</office:document-meta>
</file>